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6a86" officeooo:paragraph-rsid="000d6a86"/>
    </style:style>
    <style:style style:name="P5" style:family="paragraph" style:parent-style-name="Title">
      <style:text-properties style:font-name="Georgia" officeooo:rsid="000d6a86" officeooo:paragraph-rsid="000d6a86"/>
    </style:style>
    <style:style style:name="P6" style:family="paragraph" style:parent-style-name="Text_20_body">
      <style:paragraph-properties fo:text-align="start" style:justify-single-word="false"/>
      <style:text-properties style:font-name="Georgia" officeooo:rsid="000d6a86" officeooo:paragraph-rsid="000d6a86"/>
    </style:style>
    <style:style style:name="P7" style:family="paragraph" style:parent-style-name="Text_20_body">
      <style:paragraph-properties fo:text-align="start" style:justify-single-word="false"/>
      <style:text-properties style:font-name="Georgia" officeooo:rsid="00217bd3" officeooo:paragraph-rsid="00217bd3"/>
    </style:style>
    <style:style style:name="P8" style:family="paragraph" style:parent-style-name="Text_20_body">
      <style:paragraph-properties fo:text-align="center" style:justify-single-word="false"/>
      <style:text-properties style:font-name="Georgia" officeooo:rsid="00217bd3" officeooo:paragraph-rsid="00217bd3"/>
    </style:style>
    <style:style style:name="T1" style:family="text">
      <style:text-properties officeooo:rsid="000fe832"/>
    </style:style>
    <style:style style:name="T2" style:family="text">
      <style:text-properties officeooo:rsid="00109bd4"/>
    </style:style>
    <style:style style:name="T3" style:family="text">
      <style:text-properties officeooo:rsid="001141b5"/>
    </style:style>
    <style:style style:name="T4" style:family="text">
      <style:text-properties officeooo:rsid="00126b26"/>
    </style:style>
    <style:style style:name="T5" style:family="text">
      <style:text-properties officeooo:rsid="001315d2"/>
    </style:style>
    <style:style style:name="T6" style:family="text">
      <style:text-properties officeooo:rsid="00139bc3"/>
    </style:style>
    <style:style style:name="T7" style:family="text">
      <style:text-properties officeooo:rsid="00155519"/>
    </style:style>
    <style:style style:name="T8" style:family="text">
      <style:text-properties fo:font-style="italic" officeooo:rsid="00155519" style:font-style-asian="italic" style:font-style-complex="italic"/>
    </style:style>
    <style:style style:name="T9" style:family="text">
      <style:text-properties fo:font-style="italic" officeooo:rsid="00170890" style:font-style-asian="italic" style:font-style-complex="italic"/>
    </style:style>
    <style:style style:name="T10" style:family="text">
      <style:text-properties fo:font-style="italic" officeooo:rsid="0018ba36" style:font-style-asian="italic" style:font-style-complex="italic"/>
    </style:style>
    <style:style style:name="T11" style:family="text">
      <style:text-properties fo:font-style="italic" officeooo:rsid="0019c147" style:font-style-asian="italic" style:font-style-complex="italic"/>
    </style:style>
    <style:style style:name="T12" style:family="text">
      <style:text-properties fo:font-style="italic" officeooo:rsid="001ced63" style:font-style-asian="italic" style:font-style-complex="italic"/>
    </style:style>
    <style:style style:name="T13" style:family="text">
      <style:text-properties fo:font-style="italic" officeooo:rsid="0027190b"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55519" style:font-style-asian="normal" style:font-style-complex="normal"/>
    </style:style>
    <style:style style:name="T16" style:family="text">
      <style:text-properties fo:font-style="normal" officeooo:rsid="00170890" style:font-style-asian="normal" style:font-style-complex="normal"/>
    </style:style>
    <style:style style:name="T17" style:family="text">
      <style:text-properties fo:font-style="normal" officeooo:rsid="0018ba36" style:font-style-asian="normal" style:font-style-complex="normal"/>
    </style:style>
    <style:style style:name="T18" style:family="text">
      <style:text-properties fo:font-style="normal" officeooo:rsid="0019c147" style:font-style-asian="normal" style:font-style-complex="normal"/>
    </style:style>
    <style:style style:name="T19" style:family="text">
      <style:text-properties fo:font-style="normal" officeooo:rsid="001b3ccc" style:font-style-asian="normal" style:font-style-complex="normal"/>
    </style:style>
    <style:style style:name="T20" style:family="text">
      <style:text-properties fo:font-style="normal" officeooo:rsid="001ced63" style:font-style-asian="normal" style:font-style-complex="normal"/>
    </style:style>
    <style:style style:name="T21" style:family="text">
      <style:text-properties fo:font-style="normal" officeooo:rsid="001d544c" style:font-style-asian="normal" style:font-style-complex="normal"/>
    </style:style>
    <style:style style:name="T22" style:family="text">
      <style:text-properties fo:font-style="normal" officeooo:rsid="001d5fd8" style:font-style-asian="normal" style:font-style-complex="normal"/>
    </style:style>
    <style:style style:name="T23" style:family="text">
      <style:text-properties fo:font-style="normal" officeooo:rsid="001dba7e" style:font-style-asian="normal" style:font-style-complex="normal"/>
    </style:style>
    <style:style style:name="T24" style:family="text">
      <style:text-properties fo:font-style="normal" officeooo:rsid="001f5e6f" style:font-style-asian="normal" style:font-style-complex="normal"/>
    </style:style>
    <style:style style:name="T25" style:family="text">
      <style:text-properties fo:font-style="normal" officeooo:rsid="001fc135" style:font-style-asian="normal" style:font-style-complex="normal"/>
    </style:style>
    <style:style style:name="T26" style:family="text">
      <style:text-properties fo:font-style="normal" officeooo:rsid="00229058" style:font-style-asian="normal" style:font-style-complex="normal"/>
    </style:style>
    <style:style style:name="T27" style:family="text">
      <style:text-properties fo:font-style="normal" officeooo:rsid="00243e3e" style:font-style-asian="normal" style:font-style-complex="normal"/>
    </style:style>
    <style:style style:name="T28" style:family="text">
      <style:text-properties fo:font-style="normal" officeooo:rsid="0027190b" style:font-style-asian="normal" style:font-style-complex="normal"/>
    </style:style>
    <style:style style:name="T29" style:family="text">
      <style:text-properties fo:font-style="normal" officeooo:rsid="0028ec9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orld Eater</text:p>
      <text:p text:style-name="P3">218</text:p>
      <text:p text:style-name="P4">by Kyle Eggleston</text:p>
      <text:p text:style-name="P4"/>
      <text:p text:style-name="P6"><text:tab/><text:span text:style-name="T1">Jack O’Brien and Jeff Killpack were playing a game of Sun Disc. It was a simple game, the first player to drop the disc after it being served to them, lost. </text:span><text:span text:style-name="T2">The disc deflected off the wall, Jack shot it with what looked like an ancient earth toy known as a slingshot. Instead of throwing rocks, it generated an energy beam that hit the disc. </text:span><text:span text:style-name="T3">The disc flew to the far end of the gym. Jeff had to run to make the shot, which he missed.</text:span></text:p>
      <text:p text:style-name="P6"><text:tab/>“<text:span text:style-name="T3">Four to three.” Jack shouted in triumph. “That’s game!”</text:span></text:p>
      <text:p text:style-name="P6"><text:tab/><text:span text:style-name="T4">Jeff grinned. “Yeah, you win again. Good game.” He said. “Same time next week?”</text:span></text:p>
      <text:p text:style-name="P6"><text:tab/><text:span text:style-name="T4">Jack returned the smile. “Yeah, sounds good to me.”</text:span></text:p>
      <text:p text:style-name="P6"><text:tab/><text:span text:style-name="T5">Jeff walked out of the gym.</text:span></text:p>
      <text:p text:style-name="P6"><text:tab/>“<text:span text:style-name="T5">I thought he’d never leave.” Ketish said.</text:span></text:p>
      <text:p text:style-name="P6"><text:tab/><text:span text:style-name="T5">Jack sighed. Another visit from hologram Ketish that only he could see and hear. Just perfect. </text:span><text:span text:style-name="T6">What did he want today? There was only one way of finding that out.</text:span></text:p>
      <text:p text:style-name="P6"><text:tab/>“<text:span text:style-name="T6">What do you want Ketish?” Jack asked. </text:span><text:span text:style-name="T7">In a way he </text:span><text:span text:style-name="T8">didn’t</text:span><text:span text:style-name="T15"> want to know the answer, but deep down he really did want to know. Because that’s how Jack’s mind worked. The deeper the information the worse things seemed to get. </text:span><text:span text:style-name="T8">Bring on the bad news.</text:span><text:span text:style-name="T15"> Jack thought.</text:span></text:p>
      <text:p text:style-name="P6"><text:span text:style-name="T15"><text:tab/></text:span><text:span text:style-name="T16">Ketish frowned. “Right to the point.” He said. “Never time to catch up on old times. Never a chance to ask how are you today Ketish? How are things going on Dubor and the world you are taking care of? Never anything like that.” He sighed. “Oh well. A world eater is coming to Shuka. I thought you should know. You </text:span><text:span text:style-name="T9">are</text:span><text:span text:style-name="T16"> taking care of that cursed planet.”</text:span></text:p>
      <text:p text:style-name="P6"><text:span text:style-name="T16"><text:tab/></text:span><text:span text:style-name="T17">Jack stared Ketish in the eyes. </text:span><text:span text:style-name="T10">World Eater</text:span><text:span text:style-name="T17">? He thought. </text:span><text:span text:style-name="T10">What the hell is that</text:span><text:span text:style-name="T17">?</text:span></text:p>
      <text:p text:style-name="P6"><text:span text:style-name="T17"><text:tab/>Ketish could read Jack’s mind. “A world eater is exactly as it sounds Jack. It destroys worlds. Quite effectively I might add. I wish we had one in our arsenal. It would make taking over planets so much easier. Can’t have an uprising if everyone is dead.”</text:span></text:p>
      <text:p text:style-name="P6"><text:span text:style-name="T17"><text:tab/></text:span><text:span text:style-name="T18">Jack folded his arms. “Is that the weapon you used on the eighth planet in this star cluster?” He accused Ketish of the destruction of a planet, he </text:span><text:span text:style-name="T11">knew</text:span><text:span text:style-name="T18"> Ketish had something to do with it. He had been on the ship in orbit when the attack happened.</text:span></text:p>
      <text:p text:style-name="P6"><text:soft-page-break/><text:span text:style-name="T18"><text:tab/>Ketish shook his head. “No, the world eater would have made quick work of that planet. What we left behind was nothing compared to what the world eater can do.” He paused. “Total destruction. It can kill an entire star system in an hour. Shuka is doomed. After they destroy Shuka, they will come after Dubor. You cannot allow that to happen major.” He said. “Save us. </text:span><text:span text:style-name="T22">Please.</text:span><text:span text:style-name="T18">”</text:span></text:p>
      <text:p text:style-name="P6"><text:span text:style-name="T18"><text:tab/></text:span><text:span text:style-name="T22">Ketish wasn’t known for saying please. The plea for aid seemed genuine to Jack. He was taken back by the plea. It scared him a little as well. </text:span><text:span text:style-name="T23">Jack would have to give it some thought. If the threat was real, he would protect Shuka at all costs and as a result protect Dubor and the other planets in the Comeki Star System.</text:span></text:p>
      <text:p text:style-name="P6"><text:span text:style-name="T19"><text:tab/></text:span><text:span text:style-name="T20">The holographic image of Ketish vanished.</text:span></text:p>
      <text:p text:style-name="P6"><text:span text:style-name="T20"><text:tab/>In a way Jack wished others could see the mental hologram of Ketish that he saw. At least he could go to </text:span><text:span text:style-name="T12">someone</text:span><text:span text:style-name="T20"> and tell them what was going on. Without evidence, no one would believe him. </text:span><text:span text:style-name="T21">He would look like a crazy man, Jack didn’t need for that to happen.</text:span></text:p>
      <text:p text:style-name="P6"><text:span text:style-name="T21"><text:tab/>“</text:span><text:span text:style-name="T24">O’Brien to the senior staff. Meet me in my office, immediately.” Jack said into his comm unit. </text:span><text:span text:style-name="T25">He left the gym.</text:span></text:p>
      <text:p text:style-name="P6"><text:span text:style-name="T25"/></text:p>
      <text:p text:style-name="P8"><text:span text:style-name="T25">* </text:span><text:span text:style-name="T14">* *</text:span></text:p>
      <text:p text:style-name="P8"><text:span text:style-name="T14"/></text:p>
      <text:p text:style-name="P7"><text:span text:style-name="T14"><text:tab/>Jack’s office was filled with the senior staff when he walked in. Jack leaned forward in his chair, he was seated at his desk. Looking around the room, all eyes were on him. Their mouths dropped open, Jack had just told them all about the World Eater that Ketish had warned him about.</text:span></text:p>
      <text:p text:style-name="P7"><text:span text:style-name="T14"><text:tab/>“</text:span><text:span text:style-name="T26">You’re shitting me.” Madison finally said breaking the silence.</text:span></text:p>
      <text:p text:style-name="P7"><text:span text:style-name="T26"><text:tab/></text:span><text:span text:style-name="T27">Jack shook his head. “Nope. Not shitting you. A World Eater is on its way to Shuka as we speak. We have to find out as much as we can about it and stop it from destroying the planets in this system.” It seemed simple when he spoke it aloud, but it was much more complex than it seemed.</text:span></text:p>
      <text:p text:style-name="P7"><text:span text:style-name="T27"><text:tab/></text:span><text:span text:style-name="T28">Norev sighed. “The World Eater is a myth among my people.” She said. “Who did you say gave you this information again?”</text:span></text:p>
      <text:p text:style-name="P7"><text:span text:style-name="T28"><text:tab/>Jack shook his head. “I didn’t say.” He said. “I would rather </text:span><text:span text:style-name="T13">not</text:span><text:span text:style-name="T28"> say at this moment.” </text:span><text:span text:style-name="T29">The less they knew about Ketish’s transmissions the better. At least until circumstances indicated otherwi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2</text:page-count>) <text:date style:data-style-name="N37" text:date-value="2026-02-06T22:03:09.073750446">02/0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6T22:03:08.998232557</dc:date>
    <meta:editing-duration>PT2H35M17S</meta:editing-duration>
    <meta:editing-cycles>34</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8" meta:word-count="791" meta:character-count="4211" meta:non-whitespace-character-count="3426"/>
  </office:meta>
</office:document-meta>
</file>